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style:font-name="Viner Hand ITC" fo:font-size="28pt" style:font-size-asian="28pt" style:font-size-complex="28pt"/>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tanja</text:p>
      <text:p text:style-name="P1"/>
      <text:p text:style-name="P1"/>
      <text:p text:style-name="P1"/>
      <text:p text:style-name="P1"/>
      <text:p text:style-name="P1"/>
      <text:p text:style-name="P1"/>
      <text:p text:style-name="P1"/>
      <text:p text:style-name="P1"/>
      <text:p text:style-name="P2"/>
      <text:p text:style-name="P2"><text:soft-page-break/>Oooh, scary font! <text:s/>Let darkness parade here, anything goes here, what oh dear ones is the first bellow? <text:s/>Know well I forsake Islam today to indulge in a bit of dark behaviour, not incurring of any form of ignorance hopefully on my part but I do try for you. <text:s/></text:p>
      <text:p text:style-name="P2"/>
      <text:p text:style-name="P2">Yushumuureh: <text:s/>We say BOINK to this font, nobody likes it!</text:p>
      <text:p text:style-name="P2"/>
      <text:p text:style-name="P2">Matt: <text:s/>Prepare for disdain! <text:s/>Oh troubled one, see ye not the lecture of wisdom in knowing a weird thing?</text:p>
      <text:p text:style-name="P2"/>
      <text:p text:style-name="P2"><text:soft-page-break/>Shenzan: We bellow and say rightly Matt is eminent in dark lecture, let the others who despise him argue that!</text:p>
      <text:p text:style-name="P2"/>
      <text:p text:style-name="P2">Kokua: We bellow against Matt and say he is an ungodly liar, once is enough for us!</text:p>
      <text:p text:style-name="P2"/>
      <text:p text:style-name="P2">Matt: <text:s/>How dare you, I challenge you to a contest!</text:p>
      <text:p text:style-name="P2"/>
      <text:p text:style-name="P2">Kokua: <text:s/>You DARE BELLOW AT US! <text:s/>You fool! <text:s/>You will get this contest!</text:p>
      <text:p text:style-name="P2"/>
      <text:p text:style-name="P2">Matt: Therein I set the terms. <text:s/>If I win, <text:soft-page-break/>you forgive this. <text:s/>If I lose, I put a mark of your choosing in a hidden place but reveal that I have it, and they will know what it is. <text:s/>Do you agree?</text:p>
      <text:p text:style-name="P2"/>
      <text:p text:style-name="P2">Kokua: <text:s/>We demand this contest, what is the means of it?</text:p>
      <text:p text:style-name="P2"/>
      <text:p text:style-name="P2">Matt: <text:s/>I allow the Mother to put something down here on paper, and our knowledge of Darkness will guide us to the right answer or not, and Allah SWT will judge which of us is correct. <text:s/>Do you contest he is an appropriate judge?</text:p>
      <text:p text:style-name="P2"><text:soft-page-break/></text:p>
      <text:p text:style-name="P2">Kokua: <text:s/>No, that is wise. <text:s/>Let it be done!</text:p>
      <text:p text:style-name="P2"/>
      <text:p text:style-name="P2">Matt: Right, and I will challenge any except Shaaku on this merit!</text:p>
      <text:p text:style-name="P2"/>
      <text:p text:style-name="P2">Mother: <text:s/>I wish to express the challenge this way. <text:s/>Address the formality of exclusion to merits of positive inquisition if the light host is dark enough to consider worthy of retort powerful enough to dissuade him. <text:s/>Blight him with your reasoning!</text:p>
      <text:p text:style-name="P2"/>
      <text:p text:style-name="P2"><text:soft-page-break/>Matt: <text:s/>That fool will never hear the end of it, I so sniff him in my mind and detect a foul presence, know I have a sniffer for this job amen! <text:s/>I exclude the positivity on the grounds that he hates orphans, sees them destitute. <text:s/>I challenge him forever until he abates!</text:p>
      <text:p text:style-name="P2"/>
      <text:p text:style-name="P2">Kokua: <text:s/>We see plaintiff in our argument making headway against the contortion of doings perceived to be arrogant, but lightly applied in righteousness.</text:p>
      <text:p text:style-name="P2"/>
      <text:p text:style-name="P2">Allah: <text:s/>I weigh Matthew wins because <text:soft-page-break/>of his merits of anguish, know that is the light way indeed and that is expressed the best here, though Kokua did have a darker notion about them to begin with it is noted, that is all.</text:p>
      <text:p text:style-name="P2"/>
      <text:p text:style-name="P2">Matt: <text:s/>Right, so I will be kind about it and accept your forgiveness, no apology required.</text:p>
      <text:p text:style-name="P2"/>
      <text:p text:style-name="P2">Kokua: <text:s/>We honor that, know it right we forgive this time, but know it wise not to lie ever Matt!</text:p>
      <text:p text:style-name="P2"/>
      <text:p text:style-name="P2">Matt: <text:s/>And that I accede to be well by <text:soft-page-break/>me, let us hear another bellow!</text:p>
      <text:p text:style-name="P2"/>
      <text:p text:style-name="P2">Kokua: <text:s/>We argue plaintiff in our case was Adam Weishaupt from lore of American tale, he was agitated by the right and saw condemnation for it! <text:s/>Amen!</text:p>
      <text:p text:style-name="P2"/>
      <text:p text:style-name="P2">Yushumuureh: <text:s/>BOING to this font Matt! <text:s/>We scare easily over it!</text:p>
      <text:p text:style-name="P2"/>
      <text:p text:style-name="P2">Matt: BALAHUM KARNASH! <text:s/>Oh dear ones, you only entreat me to scare you, the warning was clear, the Islam is not present fully. <text:s/>Any other <text:soft-page-break/>takers?</text:p>
      <text:p text:style-name="P2"/>
      <text:p text:style-name="P2">Yushumuureh: <text:s/>We play with Matt and say BOING to him!</text:p>
      <text:p text:style-name="P2"/>
      <text:p text:style-name="P2">Matt: <text:s/>But for you I reserve that, for you play, and now I play back and say BOING to nonsense coming from you, I do not approve!</text:p>
      <text:p text:style-name="P2"/>
      <text:p text:style-name="P2">Yushumuureh: <text:s/>Our nonsense is best! <text:s/>How dare you! <text:s/>We attack somehow!</text:p>
      <text:p text:style-name="P2"/>
      <text:p text:style-name="P2">Matt: <text:s/>Know I am prepared! <text:s/>And I will best your nonsense with my own, <text:soft-page-break/>if you seek to challenge me when you meet me!</text:p>
      <text:p text:style-name="P2"/>
      <text:p text:style-name="P2">Yushumuureh: To play with Matt only we decide to confer a temporary contest be made, no terms though we want to play with it!</text:p>
      <text:p text:style-name="P2"/>
      <text:p text:style-name="P2">Matt: <text:s/>Very well, my Islam comes back a bit and I can't help it! <text:s/>So let it be, what's on the mind?</text:p>
      <text:p text:style-name="P2"/>
      <text:p text:style-name="P2">Shaaku: <text:s/>We bellow and say love is coming about them in <text:s/>a weird way, that is true so we do not hold <text:soft-page-break/>punishment to be exacting, only know warning would be applied if the strange element were not involved.</text:p>
      <text:p text:style-name="P2"/>
      <text:p text:style-name="P2">Matt: <text:s/>Right, that much is so. <text:s/>Know a strange love is akin to the madness you all prevail to unfold on the living, so it is uniquely observable for Dark Life. <text:s/>Who is offended by this gift of strange love?</text:p>
      <text:p text:style-name="P2"/>
      <text:p text:style-name="P2">Yushumuureh: <text:s/>We say BOING to any who deny the strange love way! <text:s/>We see that compel us all the time!</text:p>
      <text:p text:style-name="P2"/>
      <text:p text:style-name="P2"><text:soft-page-break/>Shenzan: <text:s/>Truly this mystery unfolds in us, know no rebuke of it here.</text:p>
      <text:p text:style-name="P2"/>
      <text:p text:style-name="P2">Bolume: <text:s/>Who dares speak against it? <text:s/>Troubled ones, deny it no further! <text:s/>Agitation of a sort will be punished, that much is for certain!</text:p>
      <text:p text:style-name="P2"/>
      <text:p text:style-name="P2">Kondureh: <text:s/>We see allegations made, but none have claimed it, enough with that nonsense parade!</text:p>
      <text:p text:style-name="P2"/>
      <text:p text:style-name="P2">Matt: <text:s/>Right, but they only hide, know I sense them. <text:s/>They feel response to this is useless, I call them useless!</text:p>
      <text:p text:style-name="P2"><text:soft-page-break/></text:p>
      <text:p text:style-name="P2">Karna Djinn: I retort and say allegation was made against nobody, there can be no assertion otherwise, prove it Matt!</text:p>
      <text:p text:style-name="P2"/>
      <text:p text:style-name="P2">Matt: I sniff them, then. <text:s/>Watch this. <text:s/>Obuke. <text:s/>Samulisi!</text:p>
      <text:p text:style-name="P2"/>
      <text:p text:style-name="P2">Obuke: <text:s/>We note that of him, good job Matt! <text:s text:c="2"/>We waited for that moment to never forgive you for it, for we are humble people. <text:s/>You dare sniff us? <text:s/>We get to treat you differently now. <text:s/>There is punishment in the wings for those <text:soft-page-break/>who identify us, we wait for our time.</text:p>
      <text:p text:style-name="P2"/>
      <text:p text:style-name="P2">Kokua: <text:s/>You dare bellow against that strange love, accuse you we do!</text:p>
      <text:p text:style-name="P2"/>
      <text:p text:style-name="P2">Obuke: <text:s/>We retort and say we parade on whomever we wish, us or you it does not matter! <text:s/>It serves our end well, it seems, as does this font Yushumuureh, know we parade against you for it as well.</text:p>
      <text:p text:style-name="P2"/>
      <text:p text:style-name="P2">Matt: <text:s/>I say Yushumuureh engage in proper warfare against those Obuke! <text:s/>I will send a parade of troops!</text:p>
      <text:p text:style-name="P2"><text:soft-page-break/></text:p>
      <text:p text:style-name="P2">Yushumuureh: <text:s text:c="2"/>We petition our people about it, know less of it for now.</text:p>
      <text:p text:style-name="P2"/>
      <text:p text:style-name="P2">Obuke: <text:s/>You DARE raise fist against us? <text:s/>We proceed with war planning at once, that book we acknowledge is best after all.</text:p>
      <text:p text:style-name="P2"/>
      <text:p text:style-name="P2">Matt: <text:s/>I feel this is a worthy battle because they truly represent the other side on this, though others are silent I do watch with enthusiasm. <text:s/>Know I promote this war, I do hope to see my end served a little as well! <text:s/>Who else <text:soft-page-break/>bellows?</text:p>
      <text:p text:style-name="P2"/>
      <text:p text:style-name="P2">Shenzan: We declare war with Yushumuureh if they do that, we see strange love as wise!</text:p>
      <text:p text:style-name="P2"/>
      <text:p text:style-name="P2">Obuke: DARE YOU ALL! <text:s/>I challenge them to a contest right away, natural scum!</text:p>
      <text:p text:style-name="P2"/>
      <text:p text:style-name="P2">Matt: <text:s/>I arrange it. <text:s/>The Mother shall do it, but because you ask personally for your race she asks you dance one minute in your place, very hard for her.</text:p>
      <text:p text:style-name="P2"><text:soft-page-break/></text:p>
      <text:p text:style-name="P2">Obuke: <text:s/>I do it, look!</text:p>
      <text:p text:style-name="P2"/>
      <text:p text:style-name="P2">Matt: <text:s/>Good, we wait. <text:s/>Ok, you are ready for it now. <text:s/>Let her speak!</text:p>
      <text:p text:style-name="P2"/>
      <text:p text:style-name="P2">Mother: <text:s/>I see weight in gold over attribution to loss. <text:s/>Know it plain and assert that whatever happens, nobody wins. <text:s/>Be it loss or gain, no matter of it is present. <text:s/>Know rightly the loss incurred must be pragmatic.</text:p>
      <text:p text:style-name="P2"/>
      <text:p text:style-name="P2">Matt: <text:s/>And you have your wording, we wait for you.</text:p>
      <text:p text:style-name="P2"><text:soft-page-break/></text:p>
      <text:p text:style-name="P2">Obuke: <text:s/>Our terminology is as follows: <text:s/>The love was incurred by some, but tragically none realized their fate over disagreeance with one another. <text:s/>They knew certainly loss was upon them, and pragmatic it was because they always felt empathy for some people, and that applied rightly there.</text:p>
      <text:p text:style-name="P2"/>
      <text:p text:style-name="P2">Shenzan: <text:s/>We argue plaintiff was at odds with another, and seeking counsel they both realized their doom in that advisement. <text:s/>Both petitions failed before the court but one had to be <text:soft-page-break/>decided upon, their loss was pragmatic because they never realized that sort of thing happening.</text:p>
      <text:p text:style-name="P2"/>
      <text:p text:style-name="P2">Allah: <text:s/>I judge Shenzan as tribute victors, for they certainly see the logic, but Obuke have it right on certain merits about their light side of the matter that prevails for them.</text:p>
      <text:p text:style-name="P2"/>
      <text:p text:style-name="P2">Matt: <text:s/>And so that is decided, state your terms Obuke.</text:p>
      <text:p text:style-name="P2"/>
      <text:p text:style-name="P2">Obuke: We laugh and say we win, that is all!</text:p>
      <text:p text:style-name="P2"><text:soft-page-break/></text:p>
      <text:p text:style-name="P2">Shenzan: <text:s/>We will see you on the battlefield! <text:s/>Address this not!</text:p>
      <text:p text:style-name="P2"/>
      <text:p text:style-name="P2">Matt: Well my anticipation blooms, I must admit. <text:s/>Are there any other bellows? <text:s/>This conversation has gone on for some time, hasn't it?</text:p>
      <text:p text:style-name="P2"/>
      <text:p text:style-name="P2">Shenzan: <text:s/>We argue that logic dispels reason with the classification of the battle that took place above Earth. <text:s/>We know it was a dark one indeed, we saw everything in it and were well impressed, as were our visitor friends. <text:s/><text:soft-page-break/>Know it rightly Matt outdid himself, you should honor it in some way, you who watch.</text:p>
      <text:p text:style-name="P2"/>
      <text:p text:style-name="P2">Matt: <text:s/>And I am privately offended with them. <text:s/>Classified operations take place. <text:s/>Any other bellows?</text:p>
      <text:p text:style-name="P2"/>
      <text:p text:style-name="P2">Yushumuureh: <text:s/>We say BOING to them for that fun reason! <text:s/>Amen, we seek to help this operation if we could!</text:p>
      <text:p text:style-name="P2"/>
      <text:p text:style-name="P2">Matt: <text:s/>I think because they love you so much it is useful to me. <text:s/>Shh! <text:s/>Any other bellowing? <text:s/>I guess not, but that <text:soft-page-break/>was worth it I feel. <text:s/>Let's do it again in the future!</text:p>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4T08:28:16.87</meta:creation-date>
    <meta:document-statistic meta:table-count="0" meta:image-count="0" meta:object-count="0" meta:page-count="22" meta:paragraph-count="63" meta:word-count="1485" meta:character-count="7991"/>
    <dc:date>2022-09-14T09:03:42.42</dc:date>
    <meta:editing-duration>PT1M47S</meta:editing-duration>
    <meta:editing-cycles>1</meta:editing-cycles>
    <meta:generator>OpenOffice/4.1.8$Win32 OpenOffice.org_project/418m3$Build-9803</meta:generator>
  </office:meta>
</office:document-meta>
</file>